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44b3" officeooo:paragraph-rsid="000644b3"/>
    </style:style>
    <style:style style:name="P2" style:family="paragraph" style:parent-style-name="Standard">
      <style:paragraph-properties fo:text-align="start" style:justify-single-word="false"/>
      <style:text-properties officeooo:rsid="000644b3" officeooo:paragraph-rsid="000644b3"/>
    </style:style>
    <style:style style:name="P3" style:family="paragraph" style:parent-style-name="Standard">
      <style:paragraph-properties fo:text-align="start" style:justify-single-word="false"/>
      <style:text-properties officeooo:rsid="0006845a" officeooo:paragraph-rsid="0006845a"/>
    </style:style>
    <style:style style:name="P4" style:family="paragraph" style:parent-style-name="Standard">
      <style:paragraph-properties fo:text-align="start" style:justify-single-word="false"/>
      <style:text-properties officeooo:rsid="000746a8" officeooo:paragraph-rsid="000746a8"/>
    </style:style>
    <style:style style:name="P5" style:family="paragraph" style:parent-style-name="Standard">
      <style:paragraph-properties fo:text-align="start" style:justify-single-word="false"/>
      <style:text-properties officeooo:paragraph-rsid="000746a8"/>
    </style:style>
    <style:style style:name="T1" style:family="text">
      <style:text-properties officeooo:rsid="0006845a"/>
    </style:style>
    <style:style style:name="T2" style:family="text">
      <style:text-properties officeooo:rsid="000746a8"/>
    </style:style>
    <style:style style:name="T3" style:family="text">
      <style:text-properties officeooo:rsid="0008f144"/>
    </style:style>
    <style:style style:name="T4" style:family="text">
      <style:text-properties officeooo:rsid="000a11f4"/>
    </style:style>
    <style:style style:name="T5" style:family="text">
      <style:text-properties officeooo:rsid="000a97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ponses questions d’introduction</text:p>
      <text:p text:style-name="P1"/>
      <text:p text:style-name="P1"/>
      <text:p text:style-name="P1"/>
      <text:p text:style-name="P1">Partie git et github</text:p>
      <text:p text:style-name="P1"/>
      <text:p text:style-name="P1">1:Git: logiciel permettant d’avoir un historique sur les modifications d’un projet</text:p>
      <text:p text:style-name="P2"><text:s text:c="3"/>Github: plateforme web utilisant les mêmes fonctionnalités. Possibilité d’utilisation en collaboration <text:span text:style-name="T1">et d’instaurer un codage sociale</text:span></text:p>
      <text:p text:style-name="P2"/>
      <text:p text:style-name="P3">2:Repository: lieu de stockage</text:p>
      <text:p text:style-name="P3"/>
      <text:p text:style-name="P3">3:Commit: <text:span text:style-name="T4">commentaire</text:span> des modifications</text:p>
      <text:p text:style-name="P3"><text:s text:c="4"/>Pull: récupérer et télécharger du contenu provenant d’un dossier distant et ensuite le mettre a jour</text:p>
      <text:p text:style-name="P3"><text:s text:c="4"/>Push: transfert d’un contenu du dossier locale vers un dossier distant</text:p>
      <text:p text:style-name="P3"/>
      <text:p text:style-name="P3">4: Fichier readme: référentiel qui explique aux autres le but du projet, <text:span text:style-name="T2">ce qu’ils peuvent faire avec et de comment l’utiliser</text:span></text:p>
      <text:p text:style-name="P3"/>
      <text:p text:style-name="P4">5: <text:span text:style-name="T5">git clone et liens repository</text:span></text:p>
      <text:p text:style-name="P4"/>
      <text:p text:style-name="P4">Partie linux et OS</text:p>
      <text:p text:style-name="P4"/>
      <text:p text:style-name="P5"><text:span text:style-name="T2">1: OS: </text:span>ensemble de programmes qui dirige l'utilisation des <text:a xlink:type="simple" xlink:href="https://fr.wikipedia.org/wiki/Ressource_(informatique)" text:style-name="Internet_20_link" text:visited-style-name="Visited_20_Internet_20_Link">ressources</text:a> d'un <text:a xlink:type="simple" xlink:href="https://fr.wikipedia.org/wiki/Ordinateur" text:style-name="Internet_20_link" text:visited-style-name="Visited_20_Internet_20_Link">ordinateur</text:a> par des <text:a xlink:type="simple" xlink:href="https://fr.wikipedia.org/wiki/Application_(informatique)" text:style-name="Internet_20_link" text:visited-style-name="Visited_20_Internet_20_Link">logiciels applicatifs</text:a><text:bookmark text:name="cite_ref-principles_1-0"/><text:a xlink:type="simple" xlink:href="https://fr.wikipedia.org/wiki/Système_d%27exploitation#cite_note-principles-1" text:style-name="Internet_20_link" text:visited-style-name="Visited_20_Internet_20_Link">[</text:a></text:p>
      <text:p text:style-name="P5"/>
      <text:p text:style-name="P4">2: MacOS</text:p>
      <text:p text:style-name="P4"><text:s text:c="4"/>Windows</text:p>
      <text:p text:style-name="P4"><text:s text:c="4"/>Linux</text:p>
      <text:p text:style-name="P4"/>
      <text:p text:style-name="P4">3: Famille d’OS</text:p>
      <text:p text:style-name="P4"/>
      <text:p text:style-name="P4">4: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08:49:24.412290494</meta:creation-date>
    <dc:date>2025-09-02T09:44:31.238664956</dc:date>
    <meta:editing-duration>PT23M5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124" meta:character-count="858" meta:non-whitespace-character-count="731"/>
  </office:meta>
</office:document-meta>
</file>